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5" style:family="table-row">
      <style:table-row-properties style:row-height="0.3152in" style:use-optimal-row-height="false"/>
    </style:style>
    <style:style style:name="TableCell2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6" style:family="table-row">
      <style:table-row-properties style:row-height="0.3152in" style:use-optimal-row-height="false" fo:keep-together="always"/>
    </style:style>
    <style:style style:name="TableCell2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Footer" style:family="paragraph">
      <style:text-properties style:font-name="Nirmala UI" style:font-name-complex="Nirmala UI" fo:font-weight="bold" style:font-weight-asian="bold"/>
    </style:style>
    <style:style style:name="P270" style:parent-style-name="Footer" style:family="paragraph">
      <style:text-properties style:font-name="Nirmala UI" style:font-name-complex="Nirmala UI"/>
    </style:style>
    <style:style style:name="P271" style:parent-style-name="Footer" style:family="paragraph">
      <style:text-properties style:font-name="Nirmala UI" style:font-name-complex="Nirmala UI"/>
    </style:style>
    <style:style style:name="TableColumn273" style:family="table-column">
      <style:table-column-properties style:column-width="0.8104in" style:use-optimal-column-width="false"/>
    </style:style>
    <style:style style:name="TableColumn274" style:family="table-column">
      <style:table-column-properties style:column-width="2.875in" style:use-optimal-column-width="false"/>
    </style:style>
    <style:style style:name="TableColumn275" style:family="table-column">
      <style:table-column-properties style:column-width="0.6868in" style:use-optimal-column-width="false"/>
    </style:style>
    <style:style style:name="TableColumn276" style:family="table-column">
      <style:table-column-properties style:column-width="3.0631in" style:use-optimal-column-width="false"/>
    </style:style>
    <style:style style:name="Table272" style:family="table" style:master-page-name="MP1">
      <style:table-properties style:width="7.4354in" fo:margin-left="-0.0069in" table:align="left"/>
    </style:style>
    <style:style style:name="TableRow277" style:family="table-row">
      <style:table-row-properties style:min-row-height="0.6729in" style:use-optimal-row-height="false"/>
    </style:style>
    <style:style style:name="TableCell27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29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text-properties fo:font-size="18pt" style:font-size-asian="18pt" style:font-size-complex="1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text-properties fo:font-size="18pt" style:font-size-asian="18pt" style:font-size-complex="1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text-properties fo:font-size="18pt" style:font-size-asian="18pt" style:font-size-complex="18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text-properties fo:font-size="18pt" style:font-size-asian="18pt" style:font-size-complex="18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size="18pt" style:font-size-asian="18pt" style:font-size-complex="18pt"/>
    </style:style>
    <style:style style:name="TableCell4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text-properties fo:font-size="18pt" style:font-size-asian="18pt" style:font-size-complex="1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8pt" style:font-size-asian="18pt" style:font-size-complex="18pt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8pt" style:font-size-asian="18pt" style:font-size-complex="18pt"/>
    </style:style>
    <style:style style:name="TableCell4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2" style:family="table-row">
      <style:table-row-properties style:min-row-height="0.0173in" style:use-optimal-row-height="false"/>
    </style:style>
    <style:style style:name="TableCell46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6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text-properties fo:font-size="18pt" style:font-size-asian="18pt" style:font-size-complex="18pt"/>
    </style:style>
    <style:style style:name="P47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7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4" style:parent-style-name="Normal" style:family="paragraph">
      <style:paragraph-properties fo:text-align="center"/>
    </style:style>
    <style:style style:name="P475" style:parent-style-name="Normal" style:family="paragraph">
      <style:paragraph-properties fo:text-align="center"/>
    </style:style>
    <style:style style:name="T47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8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8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P489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P49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</text:span><text:span text:style-name="T109">7</text:span><text:span text:style-name="T110"><text:s/>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</text:span><text:span text:style-name="T121">7.30</text:span><text:span text:style-name="T122"><text:s/>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<text:s/></text:span><text:span text:style-name="T128">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 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</text:span><text:span text:style-name="T146">8.30</text:span><text:span text:style-name="T147"><text:s/>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</text:span><text:span text:style-name="T158">9</text:span><text:span text:style-name="T159"><text:s/>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</text:span><text:span text:style-name="T169">9.30</text:span><text:span text:style-name="T170"><text:s/>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</text:span><text:span text:style-name="T180">1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8</text:p>
          </table:table-cell>
          <table:table-cell table:style-name="TableCell189">
            <text:p text:style-name="TableContents"><text:span text:style-name="T190"><text:s/>डिनर <text:s/></text:span><text:span text:style-name="T191">10.3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custom-shape svg:x="-0.65417in" svg:y="0.21944in" svg:width="3.71875in" svg:height="0.84375in" draw:z-index="251669504" draw:id="id0" draw:style-name="a1" draw:name="Rounded Rectangle 13" text:anchor-type="paragraph"><svg:title/><svg:desc/><text:p text:style-name="P197">अनाउंसमेंट ना चले तो BUSFLIX <text:s/>बॉक्स बंद चालू करे</text:p><text:p text:style-name="P198"/><text:p text:style-name="P199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    </table:table-cell>
        </table:table-row>
        <table:table-row table:style-name="TableRow200">
          <table:table-cell table:style-name="TableCell201">
            <text:p text:style-name="P202">19</text:p>
          </table:table-cell>
          <table:table-cell table:style-name="TableCell203">
            <text:p text:style-name="TableContents"><text:span text:style-name="T204"><text:s/>डिनर <text:s/></text:span><text:span text:style-name="T205">11</text:span><text:span text:style-name="T206"><text:s/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TableContents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0">Your text here</text:p></draw:text-box><svg:title/><svg:desc/></draw:frame></text:p>
          </table:table-cell>
        </table:table-row>
        <table:table-row table:style-name="TableRow211">
          <table:table-cell table:style-name="TableCell212">
            <text:p text:style-name="P213">20</text:p>
          </table:table-cell>
          <table:table-cell table:style-name="TableCell214">
            <text:p text:style-name="TableContents"><text:span text:style-name="T215"><text:s/>डिनर<text:s/></text:span><text:span text:style-name="T216">11.30</text:span><text:span text:style-name="T217"><text:s/>बजे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1</text:p>
          </table:table-cell>
          <table:table-cell table:style-name="TableCell225">
            <text:p text:style-name="TableContents"><text:span text:style-name="T226"><text:s/>डिनर <text:s/></text:span><text:span text:style-name="T227">12</text:span><text:span text:style-name="T228"><text:s/></text:span><text:span text:style-name="T229">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2</text:p>
          </table:table-cell>
          <table:table-cell table:style-name="TableCell237">
            <text:p text:style-name="TableContents"><text:span text:style-name="T238"><text:s/>डिनर <text:s/></text:span><text:span text:style-name="T239">12.30</text:span><text:span text:style-name="T240"><text:s/>बजे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23</text:p>
          </table:table-cell>
          <table:table-cell table:style-name="TableCell248">
            <text:p text:style-name="TableContents"><text:span text:style-name="T249"><text:s/>डिनर <text:s/></text:span><text:span text:style-name="T250">1</text:span><text:span text:style-name="T251"><text:s/>बजे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24</text:p>
          </table:table-cell>
          <table:table-cell table:style-name="TableCell259">
            <text:p text:style-name="TableContents"><text:span text:style-name="T260"><text:s/>डिनर <text:s/>के लिए रुकते समय</text:span></text:p>
            <text:p text:style-name="P261"/>
            <text:p text:style-name="P262"/>
            <text:p text:style-name="P263"/>
          </table:table-cell>
          <table:table-cell table:style-name="TableCell264">
            <text:p text:style-name="P265"/>
            <text:p text:style-name="P266"/>
          </table:table-cell>
          <table:table-cell table:style-name="TableCell267">
            <text:p text:style-name="P268"/>
          </table:table-cell>
        </table:table-row>
      </table:table>
      <text:p text:style-name="Textbody"/>
      <text:p text:style-name="P269">How to use –</text:p>
      <text:p text:style-name="P270">1. Press the correct number<text:s/><text:tab/>and immediately press “Enter”(Green) key on the keypad.</text:p>
      <text:p text:style-name="P271">2. To Stop the playing announcement press “Backspace”(Red) key.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/>
            <text:p text:style-name="P284"/>
          </table:table-cell>
          <table:table-cell table:style-name="TableCell285">
            <text:p text:style-name="P286">A-B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B-A</text:p>
          </table:table-cell>
        </table:table-row>
        <table:table-row table:style-name="TableRow291">
          <table:table-cell table:style-name="TableCell292">
            <text:p text:style-name="P293">41</text:p>
          </table:table-cell>
          <table:table-cell table:style-name="TableCell294">
            <text:p text:style-name="P295"><text:s/></text:p>
          </table:table-cell>
          <table:table-cell table:style-name="TableCell296">
            <text:p text:style-name="P297">71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42</text:p>
          </table:table-cell>
          <table:table-cell table:style-name="TableCell303">
            <text:p text:style-name="P304"><text:s/></text:p>
          </table:table-cell>
          <table:table-cell table:style-name="TableCell305">
            <text:p text:style-name="P306">72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43</text:p>
          </table:table-cell>
          <table:table-cell table:style-name="TableCell312">
            <text:p text:style-name="P313"><text:s/></text:p>
          </table:table-cell>
          <table:table-cell table:style-name="TableCell314">
            <text:p text:style-name="P315">73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44</text:p>
          </table:table-cell>
          <table:table-cell table:style-name="TableCell321">
            <text:p text:style-name="P322"><text:s/></text:p>
          </table:table-cell>
          <table:table-cell table:style-name="TableCell323">
            <text:p text:style-name="P324">74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45</text:p>
          </table:table-cell>
          <table:table-cell table:style-name="TableCell330">
            <text:p text:style-name="P331"><text:s/></text:p>
          </table:table-cell>
          <table:table-cell table:style-name="TableCell332">
            <text:p text:style-name="P333">75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46</text:p>
          </table:table-cell>
          <table:table-cell table:style-name="TableCell339">
            <text:p text:style-name="P340"><text:s/></text:p>
          </table:table-cell>
          <table:table-cell table:style-name="TableCell341">
            <text:p text:style-name="P342">76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47</text:p>
          </table:table-cell>
          <table:table-cell table:style-name="TableCell348">
            <text:p text:style-name="P349"><text:s/></text:p>
          </table:table-cell>
          <table:table-cell table:style-name="TableCell350">
            <text:p text:style-name="P351">77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48</text:p>
          </table:table-cell>
          <table:table-cell table:style-name="TableCell357">
            <text:p text:style-name="P358"><text:s/></text:p>
          </table:table-cell>
          <table:table-cell table:style-name="TableCell359">
            <text:p text:style-name="P360">78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49</text:p>
          </table:table-cell>
          <table:table-cell table:style-name="TableCell366">
            <text:p text:style-name="P367"><text:s/></text:p>
          </table:table-cell>
          <table:table-cell table:style-name="TableCell368">
            <text:p text:style-name="P369">79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50</text:p>
          </table:table-cell>
          <table:table-cell table:style-name="TableCell375">
            <text:p text:style-name="P376"><text:s/></text:p>
          </table:table-cell>
          <table:table-cell table:style-name="TableCell377">
            <text:p text:style-name="P378">80</text:p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51</text:p>
          </table:table-cell>
          <table:table-cell table:style-name="TableCell384">
            <text:p text:style-name="P385"><text:s text:c="2"/></text:p>
          </table:table-cell>
          <table:table-cell table:style-name="TableCell386">
            <text:p text:style-name="P387">81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52</text:p>
          </table:table-cell>
          <table:table-cell table:style-name="TableCell393">
            <text:p text:style-name="P394"><text:s/></text:p>
          </table:table-cell>
          <table:table-cell table:style-name="TableCell395">
            <text:p text:style-name="P396">82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53</text:p>
          </table:table-cell>
          <table:table-cell table:style-name="TableCell402">
            <text:p text:style-name="P403"><text:s/></text:p>
          </table:table-cell>
          <table:table-cell table:style-name="TableCell404">
            <text:p text:style-name="P405">83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54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84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55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85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6</text:p>
          </table:table-cell>
          <table:table-cell table:style-name="TableCell429">
            <text:p text:style-name="P430"><text:s/></text:p>
          </table:table-cell>
          <table:table-cell table:style-name="TableCell431">
            <text:p text:style-name="P432">86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57</text:p>
          </table:table-cell>
          <table:table-cell table:style-name="TableCell438">
            <text:p text:style-name="P439"><text:s/></text:p>
          </table:table-cell>
          <table:table-cell table:style-name="TableCell440">
            <text:p text:style-name="P441">87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58</text:p>
          </table:table-cell>
          <table:table-cell table:style-name="TableCell447">
            <text:p text:style-name="P448"><text:s/></text:p>
          </table:table-cell>
          <table:table-cell table:style-name="TableCell449">
            <text:p text:style-name="P450">88</text:p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59</text:p>
          </table:table-cell>
          <table:table-cell table:style-name="TableCell456">
            <text:p text:style-name="P457"><text:s/></text:p>
          </table:table-cell>
          <table:table-cell table:style-name="TableCell458">
            <text:p text:style-name="P459">89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60</text:p>
          </table:table-cell>
          <table:table-cell table:style-name="TableCell465">
            <text:p text:style-name="P466"/>
          </table:table-cell>
          <table:table-cell table:style-name="TableCell467">
            <text:p text:style-name="P468">90</text:p>
          </table:table-cell>
          <table:table-cell table:style-name="TableCell469">
            <text:p text:style-name="P470"/>
          </table:table-cell>
        </table:table-row>
      </table:table>
      <text:p text:style-name="P471"><text:tab/></text:p>
      <text:p text:style-name="Footer"><text:span text:style-name="T472"><draw:custom-shape svg:x="4.21875in" svg:y="0.05208in" svg:width="3.16667in" svg:height="0.88542in" draw:z-index="251670528" draw:id="id2" draw:style-name="a4" draw:name="Rounded Rectangle 15" text:anchor-type="paragraph"><svg:title/><svg:desc/><text:p text:style-name="P473">Restart BUSFLIX box if Announcement is not playing</text:p><text:p text:style-name="P474"/><text:p text:style-name="P475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76">इस्तेमाल <text:s/>–</text:span></text:p>
      <text:p text:style-name="Footer"><text:span text:style-name="T477">1.<text:s/></text:span><text:bookmark-start text:name="tw-target-text"/><text:bookmark-end text:name="tw-target-text"/><text:span text:style-name="T478">सही नंबर</text:span><text:span text:style-name="T479"><text:s/>दबाएं और तुरंत कीपैड पर ग्रीन</text:span><text:span text:style-name="T480"><text:s/>बटन</text:span><text:span text:style-name="T481"><text:s/>दबाएं।</text:span></text:p>
      <text:p text:style-name="P482"><text:span text:style-name="T483">2.<text:s/></text:span><text:span text:style-name="T484">अन्नोउंसमेंट<text:s/></text:span><text:span text:style-name="T485"><text:s/>को रोकने के लिए लाल</text:span><text:span text:style-name="T486"><text:s/>बटन</text:span><text:span text:style-name="T487"><text:s/>दबाएं ।</text:span></text:p>
      <text:p text:style-name="P488"><draw:frame draw:z-index="251664384" draw:id="id3" draw:style-name="a5" draw:name="Text Box 8" text:anchor-type="paragraph" svg:x="0.92708in" svg:y="2.88611in" svg:width="3.3125in" svg:height="1.28125in" style:rel-width="scale" style:rel-height="scale"><draw:text-box><text:p text:style-name="P489"/></draw:text-box><svg:title/><svg:desc/></draw:frame><draw:frame draw:z-index="251661312" draw:id="id4" draw:style-name="a6" draw:name="Text Box 1" text:anchor-type="paragraph" svg:x="0.5in" svg:y="0.37569in" svg:width="3.375in" svg:height="1.64583in" style:rel-width="scale" style:rel-height="scale"><draw:text-box><text:p text:style-name="P490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0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1" style:parent-style-name="DefaultParagraphFont" style:family="text">
      <style:text-properties fo:font-size="16pt" style:font-size-asian="16pt" style:font-size-complex="16pt"/>
    </style:style>
    <style:style style:name="T28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83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TRAVELS NAME<text:tab/><text:tab/><text:s text:c="8"/>BUS NUMBER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0">TRAVELS NAME<text:tab/><text:tab/><text:s text:c="8"/>BUS NUMBER</text:p>
        <text:p text:style-name="Header"><text:span text:style-name="T281"><text:tab/><text:s text:c="12"/></text:span><text:span text:style-name="T282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3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4-06T11:20:00Z</meta:creation-date>
    <dc:date>2017-08-31T10:51:00Z</dc:date>
    <meta:template xlink:href="Normal" xlink:type="simple"/>
    <meta:editing-cycles>49</meta:editing-cycles>
    <meta:editing-duration>PT203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4" meta:character-count="1234" meta:row-count="8" meta:non-whitespace-character-count="1052"/>
  </office:meta>
</office:document-meta>
</file>